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3"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Courier New"/>
    </style:style>
    <style:style style:name="P9"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0"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1" style:family="paragraph" style:parent-style-name="Table_20_Contents">
      <style:paragraph-properties fo:text-align="justify" style:justify-single-word="false"/>
      <style:text-properties style:font-name="Times New Roman" fo:language="en" fo:country="US"/>
    </style:style>
    <style:style style:name="P12" style:family="paragraph" style:parent-style-name="Table_20_Contents">
      <style:paragraph-properties fo:margin-top="0in" fo:margin-bottom="0.0598in" fo:text-align="justify" style:justify-single-word="false"/>
      <style:text-properties style:font-name="Times New Roman" fo:language="en" fo:country="US"/>
    </style:style>
    <style:style style:name="P13"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4"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5"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Heading_20_1">
      <style:text-properties fo:language="en" fo:country="US"/>
    </style:style>
    <style:style style:name="P17"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8" style:family="paragraph" style:parent-style-name="Text_20_body">
      <style:text-properties fo:color="#000000" fo:font-size="10pt" fo:language="en" fo:country="US" style:text-underline-style="none" fo:font-weight="normal" style:font-size-asian="10pt" style:language-asian="zxx" style:country-asian="none" style:font-weight-asian="normal" style:font-size-complex="10pt" style:language-complex="zxx" style:country-complex="none" style:font-weight-complex="normal"/>
    </style:style>
    <style:style style:name="T1" style:family="text">
      <style:text-properties fo:color="#000000"/>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ART plugin implementing OSSI version 1.8</text:h>
      <text:p text:style-name="P18">P. Gburzynski, W. Olesinski</text:p>
      <text:p text:style-name="P1"/>
      <text:p text:style-name="P1">June 16, 2016</text:p>
      <text:p text:style-name="P2"/>
      <text:h text:style-name="P16" text:outline-level="1">Preamble</text:h>
      <text:p text:style-name="P2">This is an ad-hoc documentation of the plugin (to piter and udaemon) providing user-friendly hooks for the OSS interface.</text:p>
      <text:p text:style-name="P2">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6" text:outline-level="1">Organization of shared plugins</text:h>
      <text:p text:style-name="P2">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2">As described in the <text:span text:style-name="T6">Serial</text:span> document, piter and udaemon expect different views of their plugins. This is because the two programs operate in different environments and see different things.</text:p>
      <text:p text:style-name="P2">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2">On the other hand, udaemon may handle multiple UART connections at the same time. Consequently, the plugin must be prepared to be active in several (independent) instances simultaneously.</text:p>
      <text:p text:style-name="P2">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2">The plugin can tell whether it runs under piter or under udaemon by performing this test:</text:p>
      <text:p text:style-name="P9"><text:soft-page-break/><text:tab/><text:span text:style-name="T8">global PM</text:span></text:p>
      <text:p text:style-name="P10"><text:tab/>…</text:p>
      <text:p text:style-name="P10"><text:tab/>if [info exists PM(DPF)] {</text:p>
      <text:p text:style-name="P10"><text:tab/><text:tab/>… piter</text:p>
      <text:p text:style-name="P10"><text:tab/>} else {</text:p>
      <text:p text:style-name="P10"><text:tab/><text:tab/>… udaemon</text:p>
      <text:p text:style-name="P5"><text:tab/>}</text:p>
      <text:p text:style-name="P2">This test is performed only once in the plugin, in the adaptation part, in order to define the right set of interface functions expected by the caller.</text:p>
      <text:h text:style-name="P16" text:outline-level="1">Command syntax</text:h>
      <text:p text:style-name="P2">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2">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2"><text:tab/>control -echo off -dump 3</text:p>
      <text:p text:style-name="P2">Any unique abbreviations of command keywords as well as option names can be used, so, in particular (with the present configuration of commands), the above line is equivalent to:</text:p>
      <text:p text:style-name="P2"><text:tab/>c -e off -d 3</text:p>
      <text:p text:style-name="P2">I have removed the previous built-in Renesas emulator. Instead, it is now possible to run looped scripts (command sequences) from files. The “emulator” was in fact doing pretty much that in a rather rigid fashion.</text:p>
      <text:p text:style-name="P2">Note that so far I have implemented a subset of the required commands, responses, and reports. Adding more should now be easy, so I will wait until things settle down a bit. The subset may in fact do for version 1.5.</text:p>
      <text:p text:style-name="P2">Some commands directly translate into sequences of bytes sent to the node, some other commands (notably control, see above) are internal. There is no syntactic distinction between the two kinds.</text:p>
      <text:p text:style-name="P2">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9"><text:tab/>:set dumplevel 3</text:p>
      <text:p text:style-name="P2"><text:tab/>control -dump $dumplevel</text:p>
      <text:p text:style-name="P2">or</text:p>
      <text:p text:style-name="P9"><text:soft-page-break/><text:tab/>:proc pars { i } { return "-mask $i -tags 4 5 6 7" }</text:p>
      <text:p text:style-name="P2"><text:tab/>setassoc [pars 3]</text:p>
      <text:p text:style-name="P2">This isn't probably extremely useful (well, maybe in callback files – see below), but comes almost for free.</text:p>
      <text:h text:style-name="P16" text:outline-level="1">Internal commands</text:h>
      <text:p text:style-name="P2">Two commands are “special” in the sense that they do not directly transform into data sent to the node. One of them is:</text:p>
      <text:p text:style-name="P9"><text:tab/><text:span text:style-name="T9">control</text:span> <text:tab/>-nodeid nid </text:p>
      <text:p text:style-name="P9"><text:tab/><text:tab/><text:tab/>-confirm ack|opref|both|off</text:p>
      <text:p text:style-name="P9"><text:tab/><text:tab/><text:tab/>-dump dlev</text:p>
      <text:p text:style-name="P9"><text:tab/><text:tab/><text:tab/>-echo on|off|scripts</text:p>
      <text:p text:style-name="P9"><text:tab/><text:tab/><text:tab/>-repeat nrep</text:p>
      <text:p text:style-name="P9"><text:tab/><text:tab/><text:tab/>-quiet on|off|acks|replicates</text:p>
      <text:p text:style-name="P2"><text:tab/><text:tab/><text:tab/>-show</text:p>
      <text:p text:style-name="P2">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1">-nodeid</text:p>
          </table:table-cell>
          <table:table-cell table:style-name="Table1.A1" office:value-type="string">
            <text:p text:style-name="P11">Sets the Node Id as known by the plugin (to be <text:span text:style-name="T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1">-confirm</text:p>
          </table:table-cell>
          <table:table-cell table:style-name="Table1.A1" office:value-type="string">
            <text:p text:style-name="P11">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1">-dump</text:p>
          </table:table-cell>
          <table:table-cell table:style-name="Table1.A1" office:value-type="string">
            <text:p text:style-name="P12">The parameter sets the dump level telling the plugin what information should be "dumped" to the terminal. The values are:</text:p>
            <text:list xml:id="list1450843464888529297" text:style-name="L1">
              <text:list-item>
                <text:p text:style-name="P17">Dump nothing.</text:p>
              </text:list-item>
              <text:list-item>
                <text:p text:style-name="P17">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7">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7">Additionally the plugin will report all packets that are ignored, <text:soft-page-break/>because they don't match the node Id assumed by the plugin. Such packets will be marked with <text:span text:style-name="T7">&lt;-N.</text:span></text:p>
              </text:list-item>
            </text:list>
            <text:p text:style-name="P12">The default value of this parameter is 3.</text:p>
          </table:table-cell>
        </table:table-row>
        <table:table-row>
          <table:table-cell table:style-name="Table1.A1" office:value-type="string">
            <text:p text:style-name="P11">-echo</text:p>
          </table:table-cell>
          <table:table-cell table:style-name="Table1.A1" office:value-type="string">
            <text:p text:style-name="P11">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1">-repeat</text:p>
          </table:table-cell>
          <table:table-cell table:style-name="Table1.A1" office:value-type="string">
            <text:p text:style-name="P11">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1">-quiet</text:p>
          </table:table-cell>
          <table:table-cell table:style-name="Table1.A1" office:value-type="string">
            <text:p text:style-name="P11">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1">-show</text:p>
          </table:table-cell>
          <table:table-cell table:style-name="Table1.A1" office:value-type="string">
            <text:p text:style-name="P11">When this option is present (it takes no value), the plugin will show the present configuration of options.</text:p>
          </table:table-cell>
        </table:table-row>
      </table:table>
      <text:p text:style-name="P4"/>
      <text:p text:style-name="P2">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2">Here is the command to handle callback scripts:</text:p>
      <text:p text:style-name="P9"><text:tab/><text:span text:style-name="T9">script</text:span><text:tab/>-loop delay</text:p>
      <text:p text:style-name="P9"><text:tab/><text:tab/>-count ntimes</text:p>
      <text:p text:style-name="P9"><text:tab/><text:tab/>-name id</text:p>
      <text:p text:style-name="P9"><text:tab/><text:tab/>-abort id … id</text:p>
      <text:p text:style-name="P9"><text:tab/><text:tab/>-show</text:p>
      <text:p text:style-name="P2"><text:tab/><text:tab/>filename</text:p>
      <text:p text:style-name="P2">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1">-loop</text:p>
          </table:table-cell>
          <table:table-cell table:style-name="Table2.A1" office:value-type="string">
            <text:p text:style-name="P11">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1">-count</text:p>
          </table:table-cell>
          <table:table-cell table:style-name="Table2.A1" office:value-type="string">
            <text:p text:style-name="P11">Tells how many times the script should be run. Zero (the default) means infinitely (i.e., until explicitly aborted).</text:p>
          </table:table-cell>
        </table:table-row>
        <text:soft-page-break/>
        <table:table-row>
          <table:table-cell table:style-name="Table2.A1" office:value-type="string">
            <text:p text:style-name="P11">-name</text:p>
          </table:table-cell>
          <table:table-cell table:style-name="Table2.A1" office:value-type="string">
            <text:p text:style-name="P11">Assigns a name (Id) to the script. If absent, the script will be assigned some standard Id (which will be shown to the user).</text:p>
          </table:table-cell>
        </table:table-row>
        <table:table-row>
          <table:table-cell table:style-name="Table2.A1" office:value-type="string">
            <text:p text:style-name="P11">filename</text:p>
          </table:table-cell>
          <table:table-cell table:style-name="Table2.A1" office:value-type="string">
            <text:p text:style-name="P11">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1">-abort</text:p>
          </table:table-cell>
          <table:table-cell table:style-name="Table2.A1" office:value-type="string">
            <text:p text:style-name="P11">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1">-show</text:p>
          </table:table-cell>
          <table:table-cell table:style-name="Table2.A1" office:value-type="string">
            <text:p text:style-name="P11">Lists the scripts currently active with their Id's, delays, and remaining counts.</text:p>
          </table:table-cell>
        </table:table-row>
      </table:table>
      <text:p text:style-name="P4"/>
      <text:h text:style-name="Heading_20_1" text:outline-level="1">Interface commands</text:h>
      <text:p text:style-name="P2">These commands translate into some sequences of bytes that are actually sent to the node.</text:p>
      <text:p text:style-name="P13"/>
      <text:p text:style-name="P9"><text:tab/><text:span text:style-name="T9">send</text:span><text:tab/>-ack yes|no</text:p>
      <text:p text:style-name="P9"><text:tab/><text:tab/>-response yes|no</text:p>
      <text:p text:style-name="P9"><text:tab/><text:tab/>-sequence seq</text:p>
      <text:p text:style-name="P9"><text:tab/><text:tab/>-local nidl</text:p>
      <text:p text:style-name="P9"><text:tab/><text:tab/>-opref<text:tab/>opref</text:p>
      <text:p text:style-name="P9"><text:tab/><text:tab/>-remote nidr</text:p>
      <text:p text:style-name="P9"><text:tab/><text:tab/>-repeat count</text:p>
      <text:p text:style-name="P2"><text:tab/><text:tab/>list-of-values</text:p>
      <text:p text:style-name="P2">This command sends the list of raw byte values to the node framed as a formally valid command. The first byte from the list-of-values is used as the opcode and the remaining bytes constitute the payload. The dispatched sequence has this format:</text:p>
      <text:p text:style-name="P2"><text:tab/>seq nidl nidl opcode opref nidr nidr payload</text:p>
      <text:p text:style-name="P2">All arguments are optional. By default (this applies to all commands), both Node Id's <text:s/>(i.e., nidl and nidr) are set to the official Node Id (assigned to the plugin with the control command). If no Node Id has been assigned, 0 is assumed. Also, the 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3">Example:</text:p>
      <text:p text:style-name="P2"><text:tab/>send -ack yes -repeat 2 1 2 15</text:p>
      <text:p text:style-name="P2">The above sequence issues a command to get from the node the ESN and firmware version. The seq byte will have the ACK request bit set, and the command will be <text:soft-page-break/>repeated twice, i.e., sent three times altogether.</text:p>
      <text:p text:style-name="P2"/>
      <text:p text:style-name="P13"/>
      <text:p text:style-name="P2"><text:tab/><text:span text:style-name="T9">getparams </text:span>parameter-tags</text:p>
      <text:p text:style-name="P2">The command accepts the standard options (see send) plus these identifiers of node parameters (arbitrary unique abbreviations): -nodeid, -esn, -master, -netid, -tarpall, -tarpcnt, -tagmgr, -audit, -autoack, -beacon, -version, -uptime, -memstat, -meminfo, -sniff, -pegmode, sniff, rfchan. It issues a command (CMD_GET) to extract from the node the specified parameters.</text:p>
      <text:p text:style-name="P3">Example:</text:p>
      <text:p text:style-name="P2"><text:tab/>getparams -ack yes -repeat 2 -esn -version</text:p>
      <text:p text:style-name="P2">The above command is equivalent to the send command from the previous example.</text:p>
      <text:p text:style-name="P13"/>
      <text:p text:style-name="P2"><text:tab/><text:span text:style-name="T9">setparams </text:span>parameter-tags-and-values</text:p>
      <text:p text:style-name="P2">The command assigns new values to the specified node parameters. Acceptable parameter tags (corresponding to the settable parameters of the node) are: -nodeid, -master, -netid, -tarplevel, -tarpslack, -tarprrec, -tarpfwd, -tarpall, -tagmgr, -audit, -autoack, -beacon, -sniff, -pegmode. Each tag should be followed by a value.</text:p>
      <text:p text:style-name="P2">Some of the parameters cannot be set in the <text:span text:style-name="T6">regular</text:span> mode (PMOD_REG(0)). First, the host must be set to <text:span text:style-name="T6">configurable</text:span> (PMOD_CONF(1)) or <text:span text:style-name="T6">custodian</text:span> (PMOD_CUST(2) or PMOD_EXCC(3)) mode. PAR_SNIFF (sniff in shared_plug), PAR_NID (netid), <text:s/>PAR_TARP_S (tarpslack), PAR_TARP_R (tarprrec), PAR_TARP_L (tarplevel) PAR_TARP (tarpall), PAR_SNIFF (sniff), PAR_RFCHAN (rfchan) are such now, more may be added.</text:p>
      <text:p text:style-name="P2"><text:span text:style-name="T9">A digression:</text:span> note that values (any values specified in arguments of commands) can be expressions (arbitrary sensible expressions acceptable by Tcl). Read section 3.1 from the OSS document for details.</text:p>
      <text:p text:style-name="P3">Example:</text:p>
      <text:p text:style-name="P2"><text:tab/>setparams -nodeid 13 -beacon 12 + 48</text:p>
      <text:p text:style-name="P13"/>
      <text:p text:style-name="P2"><text:tab/><text:span text:style-name="T9">getassoc</text:span> -from index</text:p>
      <text:p text:style-name="P2">The command retrieves from the node the Tag association list. The argument is optional and defaults to zero.</text:p>
      <text:p text:style-name="P13"/>
      <text:p text:style-name="P9"><text:tab/><text:span text:style-name="T9">setassoc</text:span> -from index -mask mask -tags tag-list … -mask mask -tags …</text:p>
      <text:p text:style-name="P2"><text:tab/><text:span text:style-name="T9">setassoc</text:span> -clear</text:p>
      <text:p text:style-name="P2">The command sets or clears (the second variant) the Tag association list at the node. The -from index defaults to zero. The first variant assumes that the last mask value applies to all subsequent tags, e.g.,</text:p>
      <text:p text:style-name="P2"><text:soft-page-break/><text:tab/>setassoc -mask 0x7 -tags 12 13 14 15 16 -mask 0xc0 24 25 26</text:p>
      <text:p text:style-name="P2">will assign the first mask (0x7) to Tags 12, 13, 14, 15, 16, and the second mask (0xc0) to Tags 24, 25, 26.</text:p>
      <text:p text:style-name="Horizontal_20_Line"/>
      <text:p text:style-name="P2"><text:tab/><text:span text:style-name="T9">learning</text:span> -on | -off | -show</text:p>
      <text:p text:style-name="P2">The command switches on and off the learning mode for the node. With -show, the command queries the node for the current setting of the learning mode. All three arguments are exclusive.</text:p>
      <text:p text:style-name="Horizontal_20_Line"/>
      <text:p text:style-name="P2"><text:tab/><text:span text:style-name="T9">relay</text:span> -mode m -destination d list-of-values</text:p>
      <text:p text:style-name="P2">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p text:style-name="Horizontal_20_Line"/>
      <text:p text:style-name="P2"><text:tab/><text:span text:style-name="T9">reset</text:span> -level lev</text:p>
      <text:p text:style-name="P2">The command resets the node. Level is an optional one-byte placeholder to provide interface to expected 2.0 functionality.</text:p>
      <text:p text:style-name="Horizontal_20_Line"/>
      <text:p text:style-name="P2"><text:tab/><text:span text:style-name="T9">nhood</text:span> -host id -ref re -hoc ho</text:p>
      <text:p text:style-name="P2">The command triggers messages to gather info on a host neighboring pegs. This command cannot be broadcast, i.e. control -nodeid or -local must be set. All arguments are required:</text:p>
      <text:p text:style-name="P2">id – host to respond, in particular host=0 broadcasts the request;</text:p>
      <text:p text:style-name="P2">re – reference copied to triggered (possibly multiple) reports;</text:p>
      <text:p text:style-name="P2">ho – the request's range in hops. Zero means 'proxy msg', don't confuse with -hoc 1.</text:p>
      <text:p text:style-name="P2">The command deserves its name best with -host 0 -hoc 0.</text:p>
      <text:p text:style-name="P2"/>
      <text:h text:style-name="P15" text:outline-level="1">Remote commands</text:h>
      <text:p text:style-name="P7"><text:span text:style-name="T3">With very few exceptions</text:span><text:span text:style-name="T3">, they act as regular commands but are executed on a remote peg.</text:span><text:span text:style-name="T3"> The node interfacing this </text:span><text:span text:style-name="T3">plugin must be in the Custodian mode (PMOD_CUST).</text:span><text:span text:style-name="T3"> The node where the command is to be executed must be in the Configurable mode (PMOD_CONF).</text:span><text:span text:style-name="T3"> Let's illustrate with an alphatest.xml example, acting from node 1:</text:span></text:p>
      <text:p text:style-name="P2"/>
      <text:p text:style-name="P6">getparam -pegmode</text:p>
      <text:p text:style-name="P6"><text:soft-page-break/>--&gt;: [81 00 00 01 80 00 00 10]</text:p>
      <text:p text:style-name="P6">-ACK: OK nid=1 seq=1</text:p>
      <text:p text:style-name="P6">&lt;-A: [81 01 00 00 00]</text:p>
      <text:p text:style-name="P8"><text:span text:style-name="T4">-RSP: OK nid=1 ref=0 getparams: </text:span><text:span text:style-name="T5">pegmode=0</text:span></text:p>
      <text:p text:style-name="P6">&lt;-O: [02 01 00 01 80 00 01 00 10 00]</text:p>
      <text:p text:style-name="P6">getparam -pegmode -remote 39351</text:p>
      <text:p text:style-name="P6">--&gt;: [82 00 00 01 81 b7 99 10]</text:p>
      <text:p text:style-name="P6">-ACK: OK nid=1 seq=2</text:p>
      <text:p text:style-name="P6">&lt;-A: [82 01 00 00 00]</text:p>
      <text:p text:style-name="P8"><text:span text:style-name="T4">-RSP: </text:span><text:span text:style-name="T5">ERES</text:span><text:span text:style-name="T4"> nid=1 ref=1 getparams:</text:span></text:p>
      <text:p text:style-name="P6">&lt;-O: [03 01 00 01 81 07 01 00]</text:p>
      <text:p text:style-name="P6">setparam -pegmode 2</text:p>
      <text:p text:style-name="P6">--&gt;: [83 00 00 02 82 00 00 10 02]</text:p>
      <text:p text:style-name="P6">-ACK: OK nid=1 seq=3</text:p>
      <text:p text:style-name="P6">&lt;-A: [83 01 00 00 00]</text:p>
      <text:p text:style-name="P6">-RSP: OK nid=1 ref=2 setparams</text:p>
      <text:p text:style-name="P6">&lt;-O: [04 01 00 02 82 00 01 00]</text:p>
      <text:p text:style-name="P6">getparam -pegmode -remote 39351</text:p>
      <text:p text:style-name="P6">--&gt;: [84 00 00 01 83 b7 99 10]</text:p>
      <text:p text:style-name="P6">-ACK: OK nid=1 seq=4</text:p>
      <text:p text:style-name="P7"><text:span text:style-name="T2">&lt;-A: [84 01 00 00 00]</text:span><text:span text:style-name="T2">-RSP: ERES nid=39351 ref=1 getparams:</text:span></text:p>
      <text:p text:style-name="P6">&lt;-O: [03 01 00 01 81 07 b7 99]</text:p>
      <text:p text:style-name="P7">The remode will respond to RF commands with ERES if it is not in Configurable mode. To continue:</text:p>
      <text:p text:style-name="P7">setparam -pegmode 1 -remote 39351</text:p>
      <text:p text:style-name="P7">--&gt;: [8d 00 00 02 8c b7 99 10 01]</text:p>
      <text:p text:style-name="P7">-ACK: OK nid=1 seq=13</text:p>
      <text:p text:style-name="P7">&lt;-A: [8d 01 00 00 00]</text:p>
      <text:p text:style-name="P7">-RSP: OK nid=39351 ref=12 setparams</text:p>
      <text:p text:style-name="P7">&lt;-O: [05 01 00 02 8c 00 b7 99]</text:p>
      <text:p text:style-name="P7">and now the pair Custodian (node 1) and Configurable (node 39351) is ready to cooperate.</text:p>
      <text:p text:style-name="P7"/>
      <text:h text:style-name="Heading_20_1" text:outline-level="1"><text:soft-page-break/>Responses</text:h>
      <text:p text:style-name="P2">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2">Events, location data, neighborhood data, log entries, and (received) relays are shown in a self-explanatory mann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8M46S</meta:editing-duration>
    <meta:editing-cycles>122</meta:editing-cycles>
    <meta:generator>OpenOffice/4.1.5$Win32 OpenOffice.org_project/415m1$Build-9789</meta:generator>
    <dc:date>2019-11-08T13:23:31.72</dc:date>
    <dc:creator>Pawel Gburzynski</dc:creator>
    <meta:document-statistic meta:table-count="2" meta:image-count="0" meta:object-count="0" meta:page-count="9" meta:paragraph-count="170" meta:word-count="2782" meta:character-count="16666"/>
    <meta:user-defined meta:name="Info 1"/>
    <meta:user-defined meta:name="Info 2"/>
    <meta:user-defined meta:name="Info 3"/>
    <meta:user-defined meta:name="Info 4"/>
  </office:meta>
</office:document-meta>
</file>